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list-style-name="L1">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 Agents</text:p>
      <text:p text:style-name="P1"/>
      <text:p text:style-name="P1">When talking about agents, we first need to define what an agent actually is. When describing an agent there are several factors that define it. The two most essential components to an agent are sensors which it can use to perceive the environment and actuators which are used to act upon the environment. Therefore many systems can be described as agents, even filehandling software which uses filedata or contents as its input (sensors) and writing or display capability as output (actuators).</text:p>
      <text:p text:style-name="P1">Agents can only act on so called percepts, describing a single perceived input or percept squences which include all percepts the agents has collected over it's lifespan, but it cannot make any decisions based on data not found in these percepts. These actions are commonly called agents functions and match any given percept with an action executed by the agent. In most cases these matches would leave infinite results, therefore limitations must be put in place. When programatically implementing AI-agents a agent program is used which translates the mathematical description of the agent function into a concrete implementation within a environment</text:p>
      <text:p text:style-name="P1">.</text:p>
      <text:p text:style-name="P1">In most cases an agent that always picks the right choice is desired, these agents are referred to as rational agents which determine this “right” choice by considering the consequence of their action. To do this they take the state of the environment before and after an action was taken based on percepts and if this sequence has a desirable result the agents performance is considered good. </text:p>
      <text:p text:style-name="P1">In order to achieve rationality in agents it has to follow four principles. Firstly, its measured performance defines its success, meaning success can only be determined by measuring the outcome of a sequence and comparing it to the previous environment state. Secondly, any prior knowledge the agent has of the environment, so including information relevant to the agents function, eg. a tree planting agent needs to know if there are already trees planted. Thirdly, the set of actions the agent can perform, this is critical to the task the agent needs to fulfill it cannot achieve a rational result when it does not have the capability to do so. Lastly the agents percept sequence, the more the agent has perceived over it's lifetime the more educated it's decision making will be.</text:p>
      <text:p text:style-name="P1"/>
      <text:p text:style-name="P1">The second kind of agent that is theoretically a possibility but mostly impossible to implement is a omniscient agent. These agents will already know the results of their actions and therefore will always use the correct action at any given situation. The difference between a rational and a omniscient agent is mostly that the rational agent maximizes its expected performance whereas a rational one actually maximizes performance. The problem with this approach is that the omniscient agent needs to know every outcome to its actions prior to actually doing them which is impossible to fulfill. </text:p>
      <text:p text:style-name="P1">So to maximize a rational agents expected performance it needs to have as much data at its disposal as it needs to fulfill its task in the “right” way. To achieve this actions can be taken by the agent himself, these are sometimes called information gathering and describe the agent modifying its future percepts through current actions eg. the tree planting agent first looks around for any objects <text:s/>in the way or any already planted trees before starting to plant.</text:p>
      <text:p text:style-name="P1">Furthermore it is very greatly increases the performance of a agent needs to b provided with the largest amount of autonomy possible and needed for its task. Meaning it should not rely to much n prior knowledge from its creator and rather learn through its percepts and compensate for the lack or falseness of prior information. To achieve this it needs to be provided with a set of base knowledge to start building its experience in the environment. These bis assistance is required for it to fulfill its task long enough to have enough experience to become fully independent.</text:p>
      <text:p text:style-name="P1"/>
      <text:list xml:id="list3812889839385953512" text:style-name="L1">
        <text:list-header>
          <text:p text:style-name="P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1T16:28:51.47</meta:creation-date>
    <meta:document-statistic meta:table-count="0" meta:image-count="0" meta:object-count="0" meta:page-count="1" meta:paragraph-count="9" meta:word-count="657" meta:character-count="3976"/>
    <dc:date>2015-06-01T17:20:01.79</dc:date>
    <meta:editing-duration>PT6M53S</meta:editing-duration>
    <meta:editing-cycles>1</meta:editing-cycles>
    <meta:generator>OpenOffice/4.1.0$Win32 OpenOffice.org_project/410m18$Build-9764</meta:generator>
  </office:meta>
</office:document-meta>
</file>